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9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8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9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4" table:number-columns-repeated="16380" table:default-cell-style-name="ce3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10-24" calcext:value-type="date">
            <text:p>24/10/24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Violentometer: measuring violence on the Web in real tim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0-23" calcext:value-type="date">
            <text:p>23/10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Data Augmentation for improving Hate Speech Detection on Social Network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0-11-30" calcext:value-type="date">
            <text:p>30/11/20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Profane Words on Twitter: an analysis of the use of swear words in different countri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5-23" calcext:value-type="date">
            <text:p>23/05/22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Should We Translate? Evaluating Toxicity in Online Comments when Translating from Portuguese to English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11-07" calcext:value-type="date">
            <text:p>07/11/22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On the Globalization of the QAnon Conspiracy Theory Through Telegram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3-05-30" calcext:value-type="date">
            <text:p>30/05/23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Multimodal Hate Speech Detection via Cross-Domain Knowledge Transfer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10-10" calcext:value-type="date">
            <text:p>10/10/22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1-10-25" calcext:value-type="date">
            <text:p>25/10/21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1-15" calcext:value-type="date">
            <text:p>15/01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5-23" calcext:value-type="date">
            <text:p>23/05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Cyber-aggression, Cyberbullying, and Cyber-grooming: A Survey and Research Challeng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1-01-02" calcext:value-type="date">
            <text:p>02/01/21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nalyzing Polarization And Toxicity On Political Debate In Brazilian TikTok Videos Transcrip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3-04-30" calcext:value-type="date">
            <text:p>30/04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9-07" calcext:value-type="date">
            <text:p>07/09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 New Generation of Perspective API: Efficient Multilingual Character-level Transformer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8-14" calcext:value-type="date">
            <text:p>14/08/22</text:p>
          </table:table-cell>
          <table:table-cell table:style-name="ce2"/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09T22:53:33.378000000</dc:date>
    <meta:editing-duration>PT12M29S</meta:editing-duration>
    <meta:editing-cycles>2</meta:editing-cycles>
    <meta:generator>LibreOffice/24.8.3.2$Windows_X86_64 LibreOffice_project/48a6bac9e7e268aeb4c3483fcf825c94556d9f92</meta:generator>
    <meta:document-statistic meta:table-count="1" meta:cell-count="61" meta:object-count="0"/>
  </office:meta>
</office:document-meta>
</file>